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fo:color="#4e102d" loext:opacity="100%" fo:font-weight="normal" officeooo:rsid="001ae131" officeooo:paragraph-rsid="00192d64" style:font-weight-asian="normal" style:font-weight-complex="normal"/>
    </style:style>
    <style:style style:name="P2" style:family="paragraph" style:parent-style-name="Heading_20_3">
      <style:text-properties fo:color="#4e102d" loext:opacity="100%" fo:font-weight="normal" officeooo:rsid="001ae131" style:font-weight-asian="normal" style:font-weight-complex="normal"/>
    </style:style>
    <style:style style:name="P3" style:family="paragraph" style:parent-style-name="Text_20_body">
      <style:text-properties fo:color="#4e102d" loext:opacity="100%" fo:font-weight="normal" officeooo:rsid="001ae131" style:font-weight-asian="normal" style:font-weight-complex="normal"/>
    </style:style>
    <style:style style:name="P4" style:family="paragraph" style:parent-style-name="Text_20_body" style:list-style-name="L1">
      <style:text-properties fo:color="#4e102d" loext:opacity="100%" fo:font-weight="normal" officeooo:rsid="001ae131" style:font-weight-asian="normal" style:font-weight-complex="normal"/>
    </style:style>
    <style:style style:name="P5" style:family="paragraph" style:parent-style-name="Text_20_body" style:list-style-name="L1">
      <style:text-properties officeooo:rsid="001ae131"/>
    </style:style>
    <style:style style:name="P6" style:family="paragraph" style:parent-style-name="Horizontal_20_Line">
      <style:text-properties fo:color="#4e102d" loext:opacity="100%" fo:font-weight="normal" officeooo:rsid="001ae131" style:font-weight-asian="normal" style:font-weight-complex="normal"/>
    </style:style>
    <style:style style:name="P7" style:family="paragraph" style:parent-style-name="Heading_20_2">
      <style:text-properties fo:color="#4e102d" loext:opacity="100%" fo:font-weight="normal" officeooo:rsid="001ae131" style:font-weight-asian="normal" style:font-weight-complex="normal"/>
    </style:style>
    <style:style style:name="P8" style:family="paragraph" style:parent-style-name="Text_20_body" style:list-style-name="L2">
      <style:text-properties fo:color="#4e102d" loext:opacity="100%" fo:font-weight="normal" officeooo:rsid="001ae131" style:font-weight-asian="normal" style:font-weight-complex="normal"/>
    </style:style>
    <style:style style:name="P9" style:family="paragraph" style:parent-style-name="Text_20_body" style:list-style-name="L3">
      <style:text-properties fo:color="#4e102d" loext:opacity="100%" fo:font-weight="normal" officeooo:rsid="001ae131" style:font-weight-asian="normal" style:font-weight-complex="normal"/>
    </style:style>
    <style:style style:name="P10" style:family="paragraph" style:parent-style-name="Text_20_body" style:list-style-name="L4">
      <style:text-properties fo:color="#4e102d" loext:opacity="100%" fo:font-weight="normal" officeooo:rsid="001ae131" style:font-weight-asian="normal" style:font-weight-complex="normal"/>
    </style:style>
    <style:style style:name="P11" style:family="paragraph" style:parent-style-name="Standard">
      <style:text-properties fo:color="#4e102d" loext:opacity="100%" fo:font-weight="normal" officeooo:rsid="001ae131" officeooo:paragraph-rsid="00192d64" style:font-weight-asian="normal" style:font-weight-complex="normal"/>
    </style:style>
    <style:style style:name="P12" style:family="paragraph" style:parent-style-name="Standard">
      <style:text-properties fo:color="#4e102d" loext:opacity="100%" fo:font-weight="normal" officeooo:rsid="001ae131" officeooo:paragraph-rsid="001ae131" style:font-weight-asian="normal" style:font-weight-complex="normal"/>
    </style:style>
    <style:style style:name="T1" style:family="text">
      <style:text-properties fo:color="#4e102d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Week 1 (19/01 – 25/01)</text:h>
      <text:h text:style-name="P2" text:outline-level="3">Team Formation &amp; Project Foundation</text:h>
      <text:p text:style-name="P3">During Week 1, the team focused on establishing a strong structural and organisational foundation for the project.</text:p>
      <text:h text:style-name="P2" text:outline-level="3">Key Activities:</text:h>
      <text:list text:style-name="L1">
        <text:list-item>
          <text:p text:style-name="P4">Team introduction and alignment of expectations</text:p>
        </text:list-item>
        <text:list-item>
          <text:p text:style-name="P5"><text:span text:style-name="T1">Conducted a </text:span><text:span text:style-name="Strong_20_Emphasis"><text:span text:style-name="T1">SWOT analysis</text:span></text:span><text:span text:style-name="T1"> to assess strengths, weaknesses, opportunities, and threats</text:span></text:p>
        </text:list-item>
        <text:list-item>
          <text:p text:style-name="P5"><text:span text:style-name="T1">Developed a </text:span><text:span text:style-name="Strong_20_Emphasis"><text:span text:style-name="T1">Risk Matrix</text:span></text:span><text:span text:style-name="T1"> identifying potential project risks and mitigation strategies</text:span></text:p>
        </text:list-item>
        <text:list-item>
          <text:p text:style-name="P4">Assigned team roles and responsibilities</text:p>
        </text:list-item>
        <text:list-item>
          <text:p text:style-name="P4">Evaluated project management methodologies (Agile vs Scrum vs Kanban)</text:p>
        </text:list-item>
        <text:list-item>
          <text:p text:style-name="P4">Agreed on a Scrum-based Agile approach</text:p>
        </text:list-item>
        <text:list-item>
          <text:p text:style-name="P4">Selected collaboration and version control platforms</text:p>
        </text:list-item>
        <text:list-item>
          <text:p text:style-name="P4">Created accounts and repositories on:</text:p>
          <text:list>
            <text:list-item>
              <text:p text:style-name="P4">GitHub (code version control)</text:p>
            </text:list-item>
            <text:list-item>
              <text:p text:style-name="P4">Jira (task tracking and sprint management)</text:p>
            </text:list-item>
          </text:list>
        </text:list-item>
        <text:list-item>
          <text:p text:style-name="P4">Established weekly team meetings (every Wednesday via Microsoft Teams)</text:p>
        </text:list-item>
      </text:list>
      <text:h text:style-name="P2" text:outline-level="3">Outcome:</text:h>
      <text:p text:style-name="P3">Clear project governance structure established, roles defined, risks documented, and technical collaboration environment fully set up.</text:p>
      <text:p text:style-name="P6"/>
      <text:h text:style-name="P7" text:outline-level="2">Week 2 (26/01 – 01/02)</text:h>
      <text:h text:style-name="P2" text:outline-level="3">Client Engagement &amp; Planning Structure</text:h>
      <text:p text:style-name="P3">Week 2 focused on client communication, compliance requirements, and detailed sprint planning.</text:p>
      <text:h text:style-name="P2" text:outline-level="3">Key Activities:</text:h>
      <text:list text:style-name="L2">
        <text:list-item>
          <text:p text:style-name="P8">Communicated with the client to clarify:</text:p>
          <text:list>
            <text:list-item>
              <text:p text:style-name="P8">Accessibility requirements</text:p>
            </text:list-item>
            <text:list-item>
              <text:p text:style-name="P8">Legal considerations (copyright and content ownership)</text:p>
            </text:list-item>
          </text:list>
        </text:list-item>
        <text:list-item>
          <text:p text:style-name="P8">Proposed colour schemes aligned with accessibility standards</text:p>
        </text:list-item>
        <text:list-item>
          <text:p text:style-name="P8">Discussed Service Level Agreement (SLA) expectations</text:p>
        </text:list-item>
        <text:list-item>
          <text:p text:style-name="P8">Received client feedback and approval on colour direction</text:p>
        </text:list-item>
        <text:list-item>
          <text:p text:style-name="P8">Began building wireframes based on confirmed requirements</text:p>
        </text:list-item>
        <text:list-item>
          <text:p text:style-name="P8">Conducted research on relevant RFC standards where applicable</text:p>
        </text:list-item>
        <text:list-item>
          <text:p text:style-name="P8">Designed overall Jira sprint structure</text:p>
        </text:list-item>
        <text:list-item>
          <text:p text:style-name="P8"><text:soft-page-break/>Planned Sprint 1 in detail:</text:p>
          <text:list>
            <text:list-item>
              <text:p text:style-name="P8">Defined tasks</text:p>
            </text:list-item>
            <text:list-item>
              <text:p text:style-name="P8">Estimated workload</text:p>
            </text:list-item>
            <text:list-item>
              <text:p text:style-name="P8">Assigned responsibilities</text:p>
            </text:list-item>
          </text:list>
        </text:list-item>
        <text:list-item>
          <text:p text:style-name="P8">Continued wireframe development</text:p>
        </text:list-item>
      </text:list>
      <text:h text:style-name="P2" text:outline-level="3">Outcome:</text:h>
      <text:p text:style-name="P3">Client requirements clarified, accessibility considerations integrated, sprint structure created, and wireframing phase actively underway.</text:p>
      <text:p text:style-name="P6"/>
      <text:h text:style-name="P7" text:outline-level="2">Week 3 (02/02 – 09/02)</text:h>
      <text:h text:style-name="P2" text:outline-level="3">Design Finalisation &amp; Development Initiation</text:h>
      <text:p text:style-name="P3">Week 3 marked the transition from planning to implementation.</text:p>
      <text:h text:style-name="P2" text:outline-level="3">Key Activities:</text:h>
      <text:list text:style-name="L3">
        <text:list-item>
          <text:p text:style-name="P9">Completed and finalised wireframes</text:p>
        </text:list-item>
        <text:list-item>
          <text:p text:style-name="P9">Refined sprint planning through to the end of the Scrum cycle</text:p>
        </text:list-item>
        <text:list-item>
          <text:p text:style-name="P9">Assigned remaining tasks for upcoming sprint stages</text:p>
        </text:list-item>
        <text:list-item>
          <text:p text:style-name="P9">Initiated front-end development:</text:p>
          <text:list>
            <text:list-item>
              <text:p text:style-name="P9">HTML structure for Home Page</text:p>
            </text:list-item>
            <text:list-item>
              <text:p text:style-name="P9">CSS styling framework</text:p>
            </text:list-item>
            <text:list-item>
              <text:p text:style-name="P9">Initial JavaScript functionality</text:p>
            </text:list-item>
          </text:list>
        </text:list-item>
      </text:list>
      <text:h text:style-name="P2" text:outline-level="3">Outcome:</text:h>
      <text:p text:style-name="P3">Design phase completed. Development phase officially initiated with core homepage structure in progress.</text:p>
      <text:p text:style-name="P6"/>
      <text:h text:style-name="P7" text:outline-level="2">Week 4</text:h>
      <text:h text:style-name="P2" text:outline-level="3">Home Page Development &amp; Technical Implementation</text:h>
      <text:p text:style-name="P3">Week 4 focused on active development and design refinement.</text:p>
      <text:h text:style-name="P2" text:outline-level="3">Key Activities:</text:h>
      <text:list text:style-name="L4">
        <text:list-item>
          <text:p text:style-name="P10">Continued building Home Page layout</text:p>
        </text:list-item>
        <text:list-item>
          <text:p text:style-name="P10">Implemented structured HTML architecture</text:p>
        </text:list-item>
        <text:list-item>
          <text:p text:style-name="P10">Expanded CSS styling for layout and responsiveness</text:p>
        </text:list-item>
        <text:list-item>
          <text:p text:style-name="P10">Integrated initial JavaScript components</text:p>
        </text:list-item>
        <text:list-item>
          <text:p text:style-name="P10">Team discussions regarding:</text:p>
          <text:list>
            <text:list-item>
              <text:p text:style-name="P10"><text:soft-page-break/>Content materials</text:p>
            </text:list-item>
            <text:list-item>
              <text:p text:style-name="P10">Visual assets</text:p>
            </text:list-item>
            <text:list-item>
              <text:p text:style-name="P10">Implementation strategy for upcoming components</text:p>
            </text:list-item>
          </text:list>
        </text:list-item>
      </text:list>
      <text:h text:style-name="P2" text:outline-level="3">Outcome:</text:h>
      <text:p text:style-name="P3">Home page core structure substantially developed. Technical implementation progressing according to Sprint 1 objectives.</text:p>
      <text:p text:style-name="P11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MS UI Gothic" style:font-family-asian="'MS UI 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UI Gothic" style:font-family-asian="'MS UI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T7M19S</meta:editing-duration>
    <meta:editing-cycles>6</meta:editing-cycles>
    <meta:generator>LibreOffice/25.2.7.2$Windows_X86_64 LibreOffice_project/5cbfd1ab6520636bb5f7b99185aa69bd7456825d</meta:generator>
    <dc:date>2026-02-11T15:13:37.270356300</dc:date>
    <meta:document-statistic meta:table-count="0" meta:image-count="0" meta:object-count="0" meta:page-count="3" meta:paragraph-count="64" meta:word-count="406" meta:character-count="2874" meta:non-whitespace-character-count="2569"/>
    <meta:user-defined meta:name="Info 1"/>
    <meta:user-defined meta:name="Info 2"/>
    <meta:user-defined meta:name="Info 3"/>
    <meta:user-defined meta:name="Info 4"/>
  </office:meta>
</office:document-meta>
</file>